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4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1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1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2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3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53cm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9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3cm" fo:min-width="3.39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57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6cm" fo:min-width="1.854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5cm" fo:min-width="1.854cm"/>
    </style:style>
    <style:style style:name="gr16" style:family="graphic" style:parent-style-name="objectwithoutfill">
      <style:graphic-properties svg:stroke-color="#ff0000" draw:marker-end="Arrow" draw:marker-end-width="0.3cm" draw:fill="none" draw:textarea-horizontal-align="center" draw:textarea-vertical-align="middle"/>
    </style:style>
    <style:style style:name="gr17" style:family="graphic" style:parent-style-name="objectwithoutfill">
      <style:graphic-properties svg:stroke-color="#0000ff" draw:marker-start="Arrow" draw:marker-end="" draw:marker-end-width="0.3cm" draw:fill="none" draw:textarea-horizontal-align="center" draw:textarea-vertical-align="middle"/>
    </style:style>
    <style:style style:name="gr18" style:family="graphic" style:parent-style-name="objectwithoutfill">
      <style:graphic-properties svg:stroke-color="#0000ff" draw:marker-end="Arrow" draw:marker-end-width="0.3cm" draw:fill="none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2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2cm"/>
    </style:style>
    <style:style style:name="gr21" style:family="graphic" style:parent-style-name="objectwithoutfill">
      <style:graphic-properties svg:stroke-color="#ff0000" draw:marker-start="Arrow" draw:marker-end="" draw:marker-end-width="0.3cm" draw:fill="none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1cm" fo:min-width="0.19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0000" fo:font-size="9pt" style:font-size-asian="18pt" style:font-size-complex="18pt"/>
    </style:style>
    <style:style style:name="P3" style:family="paragraph">
      <loext:graphic-properties draw:fill="none" draw:fill-color="#ffffff"/>
      <style:text-properties style:use-window-font-color="true"/>
    </style:style>
    <style:style style:name="P4" style:family="paragraph">
      <loext:graphic-properties draw:fill="none" draw:fill-color="#ffffff"/>
      <style:text-properties fo:color="#0000ff"/>
    </style:style>
    <style:style style:name="P5" style:family="paragraph">
      <loext:graphic-properties draw:fill="none" draw:fill-color="#ffffff"/>
      <style:text-properties fo:color="#ff0000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  <style:text-properties fo:color="#0000ff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ff"/>
    </style:style>
    <style:style style:name="T1" style:family="text">
      <style:text-properties fo:color="#ff0000" fo:font-size="9pt" style:font-size-asian="18pt" style:font-size-complex="18pt"/>
    </style:style>
    <style:style style:name="T2" style:family="text">
      <style:text-properties style:use-window-font-color="true"/>
    </style:style>
    <style:style style:name="T3" style:family="text">
      <style:text-properties fo:color="#0000ff"/>
    </style:style>
    <style:style style:name="T4" style:family="text">
      <style:text-properties fo:color="#ff0000"/>
    </style:style>
    <style:style style:name="T5" style:family="text">
      <style:text-properties fo:color="#ff0000"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Graphiques">
        <draw:g>
          <draw:custom-shape draw:style-name="gr1" draw:text-style-name="P1" draw:layer="layout" svg:width="1cm" svg:height="1cm" svg:x="9.73cm" svg:y="0.8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.141cm" svg:height="0.357cm" svg:x="9.663cm" svg:y="0.4cm">
            <draw:text-box>
              <text:p><text:span text:style-name="T1">startp</text:span><text:span text:style-name="T1">hy</text:span></text:p>
            </draw:text-box>
          </draw:frame>
          <draw:frame draw:style-name="gr3" draw:text-style-name="P2" xml:id="id1" draw:id="id1" draw:layer="layout" svg:width="0.713cm" svg:height="0.357cm" svg:x="9.83cm" svg:y="1.187cm">
            <draw:text-box>
              <text:p><text:span text:style-name="T1">sollw</text:span></text:p>
            </draw:text-box>
          </draw:frame>
          <draw:frame draw:style-name="gr4" draw:text-style-name="P3" draw:layer="layout" svg:width="1.23cm" svg:height="0.357cm" svg:x="7.33cm" svg:y="0.5cm">
            <draw:text-box>
              <text:p><text:span text:style-name="T2">phyetat0</text:span></text:p>
            </draw:text-box>
          </draw:frame>
          <draw:frame draw:style-name="gr3" draw:text-style-name="P4" xml:id="id2" draw:id="id2" draw:layer="layout" svg:width="0.713cm" svg:height="0.357cm" svg:x="7.63cm" svg:y="1.1cm">
            <draw:text-box>
              <text:p><text:span text:style-name="T3">sollw</text:span></text:p>
            </draw:text-box>
          </draw:frame>
          <draw:frame draw:style-name="gr5" draw:text-style-name="P4" xml:id="id3" draw:id="id3" draw:layer="layout" svg:width="1.513cm" svg:height="0.357cm" svg:x="3.254cm" svg:y="2.147cm">
            <draw:text-box>
              <text:p><text:span text:style-name="T3">sollw(klon)</text:span></text:p>
            </draw:text-box>
          </draw:frame>
          <draw:frame draw:style-name="gr6" draw:text-style-name="P4" xml:id="id6" draw:id="id6" draw:layer="layout" svg:width="1.475cm" svg:height="0.357cm" svg:x="4.279cm" svg:y="3.7cm">
            <draw:text-box>
              <text:p><text:span text:style-name="T3">sollwdown</text:span></text:p>
            </draw:text-box>
          </draw:frame>
          <draw:frame draw:style-name="gr7" draw:text-style-name="P5" draw:layer="layout" svg:width="1.248cm" svg:height="0.357cm" svg:x="7.315cm" svg:y="4.2cm">
            <draw:text-box>
              <text:p><text:span text:style-name="T4">hist</text:span><text:span text:style-name="T5">…</text:span><text:span text:style-name="T4">.nc</text:span></text:p>
            </draw:text-box>
          </draw:frame>
          <draw:frame draw:style-name="gr8" draw:text-style-name="P5" xml:id="id10" draw:id="id10" draw:layer="layout" svg:width="0.32cm" svg:height="0.357cm" svg:x="7.415cm" svg:y="4.7cm">
            <draw:text-box>
              <text:p><text:span text:style-name="T5">…</text:span></text:p>
            </draw:text-box>
          </draw:frame>
          <draw:frame draw:style-name="gr9" draw:text-style-name="P6" draw:layer="layout" svg:width="1.153cm" svg:height="0.357cm" svg:x="0.463cm" svg:y="2.4cm">
            <draw:text-box>
              <text:p>radlwsw</text:p>
            </draw:text-box>
          </draw:frame>
          <draw:frame draw:style-name="gr6" draw:text-style-name="P4" xml:id="id5" draw:id="id5" draw:layer="layout" svg:width="1.475cm" svg:height="0.357cm" svg:x="0.354cm" svg:y="3.365cm">
            <draw:text-box>
              <text:p><text:span text:style-name="T3">sollwdown</text:span></text:p>
            </draw:text-box>
          </draw:frame>
          <draw:custom-shape draw:style-name="gr10" draw:text-style-name="P7" draw:layer="layout" svg:width="1.5cm" svg:height="0.5cm" svg:x="7.13cm" svg:y="1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1.5cm" svg:height="0.5cm" svg:x="7.13cm" svg:y="1.5cm">
            <text:p/>
            <draw:enhanced-geometry svg:viewBox="0 0 21600 21600" draw:type="rectangle" draw:enhanced-path="M 0 0 L 21600 0 21600 21600 0 21600 0 0 Z N"/>
          </draw:custom-shape>
          <draw:g>
            <draw:frame draw:style-name="gr11" draw:text-style-name="P6" draw:layer="layout" svg:width="0.929cm" svg:height="0.357cm" svg:x="4.254cm" svg:y="0.9cm">
              <draw:text-box>
                <text:p>physiq</text:p>
              </draw:text-box>
            </draw:frame>
            <draw:custom-shape draw:style-name="gr10" draw:text-style-name="P1" draw:layer="layout" svg:width="3.391cm" svg:height="0.5cm" svg:x="2.663cm" svg:y="1.3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7" draw:layer="layout" svg:width="3.391cm" svg:height="3cm" svg:x="2.663cm" svg:y="1.8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13" draw:text-style-name="P6" draw:layer="layout" svg:width="1.657cm" svg:height="0.357cm" svg:x="0.354cm" svg:y="0.4cm">
              <draw:text-box>
                <text:p>pbl_surface</text:p>
              </draw:text-box>
            </draw:frame>
            <draw:custom-shape draw:style-name="gr14" draw:text-style-name="P1" draw:layer="layout" svg:width="1.854cm" svg:height="0.6cm" svg:x="0.2cm" svg:y="0.8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7" draw:layer="layout" svg:width="1.854cm" svg:height="0.5cm" svg:x="0.2cm" svg:y="1.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" draw:text-style-name="P1" draw:layer="layout" svg:width="1.6cm" svg:height="1cm" svg:x="6.915cm" svg:y="4.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1.6cm" svg:height="1.1cm" svg:x="0.254cm" svg:y="2.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1.6cm" svg:height="0.2cm" svg:x="0.254cm" svg:y="3.9cm">
            <text:p/>
            <draw:enhanced-geometry svg:viewBox="0 0 21600 21600" draw:type="rectangle" draw:enhanced-path="M 0 0 L 21600 0 21600 21600 0 21600 0 0 Z N"/>
          </draw:custom-shape>
          <draw:connector draw:style-name="gr16" draw:text-style-name="P1" draw:layer="layout" draw:type="line" svg:x1="9.83cm" svg:y1="1.365cm" svg:x2="8.343cm" svg:y2="1.278cm" draw:start-shape="id1" draw:start-glue-point="3" draw:end-shape="id2" draw:end-glue-point="1" svg:d="M9830 1365l-1487-87" svg:viewBox="0 0 1488 88">
            <text:p/>
          </draw:connector>
          <draw:connector draw:style-name="gr17" draw:text-style-name="P1" draw:layer="layout" svg:x1="3.254cm" svg:y1="2.325cm" svg:x2="1.376cm" svg:y2="3.078cm" draw:start-shape="id3" draw:start-glue-point="3" draw:end-shape="id4" draw:end-glue-point="1" svg:d="M3254 2325h-940v753h-938" svg:viewBox="0 0 1879 754">
            <text:p/>
          </draw:connector>
          <draw:connector draw:style-name="gr18" draw:text-style-name="P1" draw:layer="layout" svg:x1="1.829cm" svg:y1="3.543cm" svg:x2="4.279cm" svg:y2="3.878cm" draw:start-shape="id5" draw:start-glue-point="1" draw:end-shape="id6" svg:d="M1829 3543h1224v335h1226" svg:viewBox="0 0 2451 336">
            <text:p/>
          </draw:connector>
          <draw:custom-shape draw:style-name="gr1" draw:text-style-name="P1" draw:layer="layout" svg:width="1cm" svg:height="1cm" svg:x="9.41cm" svg:y="2.8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2" draw:layer="layout" svg:width="1.424cm" svg:height="0.357cm" svg:x="9.243cm" svg:y="2.4cm">
            <draw:text-box>
              <text:p><text:span text:style-name="T1">restartphy</text:span></text:p>
            </draw:text-box>
          </draw:frame>
          <draw:frame draw:style-name="gr3" draw:text-style-name="P2" xml:id="id7" draw:id="id7" draw:layer="layout" svg:width="0.713cm" svg:height="0.357cm" svg:x="9.51cm" svg:y="3.187cm">
            <draw:text-box>
              <text:p><text:span text:style-name="T1">sollw</text:span></text:p>
            </draw:text-box>
          </draw:frame>
          <draw:frame draw:style-name="gr3" draw:text-style-name="P4" xml:id="id8" draw:id="id8" draw:layer="layout" svg:width="0.713cm" svg:height="0.357cm" svg:x="7.043cm" svg:y="2.8cm">
            <draw:text-box>
              <text:p><text:span text:style-name="T3">sollw</text:span></text:p>
            </draw:text-box>
          </draw:frame>
          <draw:g>
            <draw:frame draw:style-name="gr20" draw:text-style-name="P3" draw:layer="layout" svg:width="1.42cm" svg:height="0.357cm" svg:x="6.643cm" svg:y="2.3cm">
              <draw:text-box>
                <text:p><text:span text:style-name="T2">phyredem</text:span></text:p>
              </draw:text-box>
            </draw:frame>
            <draw:custom-shape draw:style-name="gr10" draw:text-style-name="P7" draw:layer="layout" svg:width="1.5cm" svg:height="0.5cm" svg:x="6.643cm" svg:y="2.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" draw:layer="layout" svg:width="1.5cm" svg:height="0.5cm" svg:x="6.643cm" svg:y="3.2cm">
              <text:p/>
              <draw:enhanced-geometry svg:viewBox="0 0 21600 21600" draw:type="rectangle" draw:enhanced-path="M 0 0 L 21600 0 21600 21600 0 21600 0 0 Z N"/>
            </draw:custom-shape>
          </draw:g>
          <draw:connector draw:style-name="gr21" draw:text-style-name="P1" draw:layer="layout" draw:type="line" svg:x1="9.51cm" svg:y1="3.365cm" svg:x2="7.756cm" svg:y2="2.978cm" draw:start-shape="id7" draw:start-glue-point="3" draw:end-shape="id8" draw:end-glue-point="1" svg:d="M9510 3365l-1754-387" svg:viewBox="0 0 1755 388">
            <text:p/>
          </draw:connector>
          <draw:connector draw:style-name="gr17" draw:text-style-name="P1" draw:layer="layout" svg:x1="7.043cm" svg:y1="2.978cm" svg:x2="4.01cm" svg:y2="2.504cm" draw:start-shape="id8" draw:start-glue-point="3" draw:end-shape="id3" draw:end-glue-point="2" svg:d="M7043 2978h-1143v26h-1890v-500" svg:viewBox="0 0 3034 501">
            <text:p/>
          </draw:connector>
          <draw:frame draw:style-name="gr3" draw:text-style-name="P4" xml:id="id4" draw:id="id4" draw:layer="layout" svg:width="0.713cm" svg:height="0.357cm" svg:x="0.663cm" svg:y="2.9cm">
            <draw:text-box>
              <text:p><text:span text:style-name="T3">sollw</text:span></text:p>
            </draw:text-box>
          </draw:frame>
          <draw:connector draw:style-name="gr18" draw:text-style-name="P1" draw:layer="layout" svg:x1="7.63cm" svg:y1="1.278cm" svg:x2="4.767cm" svg:y2="2.325cm" draw:start-shape="id2" draw:start-glue-point="3" draw:end-shape="id3" draw:end-glue-point="1" svg:d="M7630 1278h-1437v1047h-1426" svg:viewBox="0 0 2864 1048">
            <text:p/>
          </draw:connector>
          <draw:frame draw:style-name="gr22" draw:text-style-name="P9" xml:id="id9" draw:id="id9" draw:layer="layout" svg:width="0.713cm" svg:height="0.357cm" svg:x="0.409cm" svg:y="0.9cm">
            <draw:text-box>
              <text:p text:style-name="P8"><text:span text:style-name="T3">sollw</text:span></text:p>
            </draw:text-box>
          </draw:frame>
          <draw:connector draw:style-name="gr18" draw:text-style-name="P1" draw:layer="layout" svg:x1="4.01cm" svg:y1="2.147cm" svg:x2="1.122cm" svg:y2="1.078cm" draw:start-shape="id3" draw:start-glue-point="0" draw:end-shape="id9" draw:end-glue-point="1" svg:d="M4010 2147v-1069h-2888" svg:viewBox="0 0 2889 1070">
            <text:p/>
          </draw:connector>
          <draw:connector draw:style-name="gr16" draw:text-style-name="P1" draw:layer="layout" draw:type="line" svg:x1="4.767cm" svg:y1="2.325cm" svg:x2="7.415cm" svg:y2="4.878cm" draw:start-shape="id3" draw:start-glue-point="1" draw:end-shape="id10" draw:end-glue-point="3" svg:d="M4767 2325l2648 2553" svg:viewBox="0 0 2649 2554">
            <text:p/>
          </draw:connector>
          <draw:connector draw:style-name="gr16" draw:text-style-name="P1" draw:layer="layout" draw:type="line" svg:x1="5.016cm" svg:y1="4.057cm" svg:x2="7.415cm" svg:y2="4.878cm" draw:start-shape="id6" draw:start-glue-point="2" draw:end-shape="id10" draw:end-glue-point="3" svg:d="M5016 4057l2399 821" svg:viewBox="0 0 2400 822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Graphiqu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19T14:24:38</meta:creation-date>
    <dc:title>Graphiques</dc:title>
    <meta:editing-duration>PT4H30M41S</meta:editing-duration>
    <meta:editing-cycles>44</meta:editing-cycles>
    <meta:generator>LibreOffice/6.0.7.3$Linux_X86_64 LibreOffice_project/00m0$Build-3</meta:generator>
    <meta:initial-creator>GUEZ Lionel</meta:initial-creator>
    <dc:date>2020-04-06T17:35:31.742589114</dc:date>
    <dc:creator>Lionel Guez</dc:creator>
    <meta:document-statistic meta:object-count="44"/>
    <meta:template xlink:type="simple" xlink:actuate="onRequest" xlink:title="Graphiques" xlink:href="../../../../../../../.config/libreoffice/3/user/template/Graphiques.otg" meta:date="2013-07-19T14:24:38"/>
  </office:meta>
</office:document-meta>
</file>